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Resource</text:p>
          </table:table-cell>
          <table:table-cell table:number-columns-repeated="3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Wood</text:p>
          </table:table-cell>
          <table:table-cell office:value-type="string">
            <text:p>Bone</text:p>
          </table:table-cell>
          <table:table-cell office:value-type="string">
            <text:p>Stone</text:p>
          </table:table-cell>
          <table:table-cell office:value-type="string">
            <text:p>While some could, buildings do not need metal because the player will likely need all buildings to be able to hunt the metal dinos.</text:p>
          </table:table-cell>
        </table:table-row>
        <table:table-row table:style-name="ro1">
          <table:table-cell office:value-type="string">
            <text:p>Barracks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's an all wooden building, so just wood.</text:p>
          </table:table-cell>
        </table:table-row>
        <table:table-row table:style-name="ro1">
          <table:table-cell office:value-type="string">
            <text:p>Armoury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It's mostly wood but quite a bit larger than the barracks and has the large bone spires at the back, so lots of wood and a fair bit of bone</text:p>
          </table:table-cell>
        </table:table-row>
        <table:table-row table:style-name="ro1">
          <table:table-cell office:value-type="string">
            <text:p>Stora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he baseplate is stone but there's not much more to it and the building only has limited uses so it's cheap. It's not impossible to hunt stone early on either.</text:p>
          </table:table-cell>
        </table:table-row>
        <table:table-row table:style-name="ro1">
          <table:table-cell office:value-type="string">
            <text:p>Granary</text:p>
          </table:table-cell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Another bulding with limited use. The building itself doesn't require much material either so once again it's on the cheap side of things</text:p>
          </table:table-cell>
        </table:table-row>
        <table:table-row table:style-name="ro1">
          <table:table-cell office:value-type="string">
            <text:p>Forge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string">
            <text:p>A more critical building to progression and a much more complex one. Needs all three materials, wood for construction, bone for tools and stone for the forge.</text:p>
          </table:table-cell>
        </table:table-row>
        <table:table-row table:style-name="ro1">
          <table:table-cell office:value-type="string">
            <text:p>House</text:p>
          </table:table-cell>
          <table:table-cell office:value-type="float" office:value="350">
            <text:p>35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Since it's a building players will have a fair few of, it needs to have at least some cost, but not to be so expensive players cannot build more early on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6/04/2018</text:date>, <text:time>15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31S</meta:editing-duration>
    <meta:editing-cycles>7</meta:editing-cycles>
    <meta:generator>OpenOffice/4.1.0$Win32 OpenOffice.org_project/410m18$Build-9764</meta:generator>
    <dc:date>2018-04-06T15:18:35.88</dc:date>
    <dc:creator>Douglas Simpson</dc:creator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